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start" style:justify-single-word="false"/>
      <style:text-properties fo:font-size="36pt" style:font-size-asian="36pt" style:font-size-complex="36pt"/>
    </style:style>
    <style:style style:name="P3" style:family="paragraph" style:parent-style-name="Standard">
      <style:paragraph-properties fo:break-before="page"/>
      <style:text-properties fo:font-size="36pt" style:font-size-asian="36pt" style:font-size-complex="36pt"/>
    </style:style>
    <style:style style:name="P4" style:family="paragraph" style:parent-style-name="Standard">
      <style:paragraph-properties fo:break-before="page"/>
      <style:text-properties fo:font-size="20pt" style:font-size-asian="20pt" style:font-size-complex="20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ndres</text:span> möchte die einmal am PC eingegebenen</text:p>
      <text:p text:style-name="P1">Termine auch an seinem Smartphone einsehen.</text:p>
      <text:p text:style-name="P2">Auch möchte er unterwegs über dringende Termine informiert werden, da er gerade unterwegs oft Termine vergisst.</text:p>
      <text:p text:style-name="P3"><text:span text:style-name="T1">Andres</text:span> möchte am PC und vom Smartphone Fotos direkt über die Anwendung hochladen können.</text:p>
      <text:p text:style-name="P3"><text:span text:style-name="T1">Andres</text:span> möchte sich nicht ständig auf jeder Website wieder anmelden müssen, um seine Nachrichten verfolgen zu können.</text:p>
      <text:p text:style-name="P1">Er möchte sowohl auf dem PC, als auch auf dem <text:s/>Smartphone alle Nachrichten gebündelt auf einer Seite einsehen können.</text:p>
      <text:p text:style-name="P3"><text:span text:style-name="T1">Andres</text:span> möchte gerne seine E-Mails am PC lesen, ohne sich auf einer Website anzumelden. Darum soll der E-mail-Verkehr im Programm abgefertig werden.</text:p>
      <text:p text:style-name="P1">Er wünscht sich, dass neue E-Mails zusammen mit den neuen nachrichten der sozialen Netzwerke auf einer Seite angezeigt werden, damit er sich effizienter informieren kann.</text:p>
      <text:p text:style-name="P4">(sorry, konnte das nicht entziffern – hier mal ein Versuch, das zu interpretieren)</text:p>
      <text:p text:style-name="P1"><text:span text:style-name="T1">Frank</text:span> benutzt sein Profil für geschäftliche und private Zwecke. </text:p>
      <text:p text:style-name="P1">Außerdem möchte er sich die Oberfläche des Programms selbst gestalten können.</text:p>
      <text:p text:style-name="P3"><text:span text:style-name="T1">Frank</text:span> möchte seine Veranstaltungen online über mehrere Portale veröffentlichen damit mehr Leute über diese informiert werden. Dazu möchte er nur ein Formular ausfüllen und dabei angeben, an welche soziale Netzwerke es geschickt werden soll.</text:p>
      <text:p text:style-name="P3"><text:span text:style-name="T1">Frank</text:span> hat viele Termine mit Kunden, aber auch mit Freunden. Er möchte rechtzeitig über diese informiert werden um sich rechtzeitig vorbereiten zu können.</text:p>
      <text:p text:style-name="P1">Außerdem möchte er angeben können, wann er an welchen Termin erinnert werden möchte.</text:p>
      <text:p text:style-name="P3"><text:span text:style-name="T1">Frank</text:span> möchte über das Programm Online-umfragen auf mehreren Netzwerken starten und auswerten können, ohne dabei mehr als eine Seite aufrufen zu müssen.</text:p>
      <text:p text:style-name="P3"><text:span text:style-name="T1">Dieter</text:span> möchte gerne bequem seine Online-Zeitung über das Programm per Knopfdruck abrufen und lesen können.</text:p>
      <text:p text:style-name="P3"><text:span text:style-name="T1">Dieter</text:span> hofft, dass bevorstehende Termine direkt beim Start angezeigt werden, damit er diese sofort im Blick hat und keinen wichtigen Termin verpasst. </text:p>
      <text:p text:style-name="P3"><text:span text:style-name="T1">Dieter</text:span> hofft, dass er mit einem einfachen Klick auf den Kalender seine Termine bearbeiten kann.</text:p>
      <text:p text:style-name="P3"><text:span text:style-name="T1">Dieter</text:span> möchte Termine anlegen können mit Datum, Uhrzeit und einer Notiz, da er viele Verpflichtungen und Termine hat.</text:p>
      <text:p text:style-name="P3"><text:span text:style-name="T1">Dieter</text:span> will all seine Kontakte von seinen sozialen Netzwerken in einer Liste haben. Außerdem möchte er sich nur einmal einloggen müssen um all seine Konten steuern und verwalten zu können.</text:p>
      <text:p text:style-name="P3"><text:span text:style-name="T1">Dieter</text:span> möchte, dass es möglich ist zu jeder Zeit einen Termin wieder zu löschen, da er vielleicht einen Termin absagen muss oder ein Termin nicht mehr nötig ist.</text:p>
      <text:p text:style-name="P3"><text:span text:style-name="T1">Dieter</text:span> möchte eine übersichtliche Ansicht seiner Termine und er möchte durch einen Ton und eine Bildschirmbenachrichtigung über einen anstehenden termin informiert werden.</text:p>
      <text:p text:style-name="P3"><text:span text:style-name="T1">Dieter</text:span> möchte mit einem Klick alle neuen Nachrichten von Facebook oder Twitter usw. Sehen um Zeit sparen zu können.</text:p>
      <text:p text:style-name="P3"><text:span text:style-name="T1">Sarah</text:span> hofft, dass beim Systemstart das Programm automatisch geladen wird.</text:p>
      <text:p text:style-name="P1">Und es soll leicht aufrufbar sein, da sie es vergessen kann jedes mal das Programm zu starten.</text:p>
      <text:p text:style-name="P3"><text:span text:style-name="T1">Marion</text:span> möchte all ihre sozialen Netzwerke auf einen Blick haben. Außerdem möchte sie eine Nachricht an mehrere Netzwerke gleichzeitig schicken können, ohne sich überall einzeln anzumelden.</text:p>
      <text:p text:style-name="P3"><text:span text:style-name="T1">Marion</text:span> möchte Bilder und Links auf all ihren sozialen netzwerken gleichzeitig teilen können ohne dabei mehr als eine Seite aufzurufen.</text:p>
      <text:p text:style-name="P3"><text:span text:style-name="T1">Marion</text:span> wünscht sich, dass sie nach Belieben neue Profile im Programm hinzufügen und nicht mehr benutze wieder entfern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21S</meta:editing-duration>
    <meta:editing-cycles>19</meta:editing-cycles>
    <meta:generator>LibreOffice/3.4$Win32 LibreOffice_project/340m1$Build-402</meta:generator>
    <dc:date>2012-07-05T11:10:04.40</dc:date>
    <meta:document-statistic meta:table-count="0" meta:image-count="0" meta:object-count="0" meta:page-count="20" meta:paragraph-count="28" meta:word-count="512" meta:character-count="3403" meta:non-whitespace-character-count="2916"/>
    <meta:user-defined meta:name="Info 1"/>
    <meta:user-defined meta:name="Info 2"/>
    <meta:user-defined meta:name="Info 3"/>
    <meta:user-defined meta:name="Info 4"/>
  </office:meta>
</office:document-meta>
</file>